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44a" officeooo:paragraph-rsid="0010f44a"/>
    </style:style>
    <style:style style:name="P2" style:family="paragraph" style:parent-style-name="Standard">
      <style:text-properties officeooo:rsid="001168d9" officeooo:paragraph-rsid="001168d9"/>
    </style:style>
    <style:style style:name="P3" style:family="paragraph" style:parent-style-name="Standard">
      <style:text-properties officeooo:rsid="001168d9" officeooo:paragraph-rsid="00145679"/>
    </style:style>
    <style:style style:name="P4" style:family="paragraph" style:parent-style-name="Standard">
      <style:text-properties officeooo:rsid="00122d0b" officeooo:paragraph-rsid="00122d0b"/>
    </style:style>
    <style:style style:name="P5" style:family="paragraph" style:parent-style-name="Standard">
      <style:text-properties officeooo:rsid="001cfd75" officeooo:paragraph-rsid="001cfd75"/>
    </style:style>
    <style:style style:name="P6" style:family="paragraph" style:parent-style-name="Standard">
      <style:text-properties officeooo:rsid="001d0329" officeooo:paragraph-rsid="001d0329"/>
    </style:style>
    <style:style style:name="P7" style:family="paragraph" style:parent-style-name="Standard">
      <style:text-properties officeooo:rsid="001fd5d8" officeooo:paragraph-rsid="001fd5d8"/>
    </style:style>
    <style:style style:name="P8" style:family="paragraph" style:parent-style-name="Standard">
      <style:text-properties fo:color="#cc0000" officeooo:rsid="00210f50" officeooo:paragraph-rsid="00210f50"/>
    </style:style>
    <style:style style:name="P9" style:family="paragraph" style:parent-style-name="Standard">
      <style:text-properties fo:color="#cc0000" officeooo:rsid="0021c30b" officeooo:paragraph-rsid="0021c30b"/>
    </style:style>
    <style:style style:name="P10" style:family="paragraph" style:parent-style-name="Standard">
      <style:text-properties officeooo:rsid="0021d1e4" officeooo:paragraph-rsid="001168d9"/>
    </style:style>
    <style:style style:name="P11" style:family="paragraph" style:parent-style-name="Standard">
      <style:text-properties officeooo:rsid="00122d0b" officeooo:paragraph-rsid="00122d0b"/>
    </style:style>
    <style:style style:name="T1" style:family="text">
      <style:text-properties officeooo:rsid="001168d9"/>
    </style:style>
    <style:style style:name="T2" style:family="text">
      <style:text-properties officeooo:rsid="0015ee58"/>
    </style:style>
    <style:style style:name="T3" style:family="text">
      <style:text-properties officeooo:rsid="0016a6f5"/>
    </style:style>
    <style:style style:name="T4" style:family="text">
      <style:text-properties officeooo:rsid="00180797"/>
    </style:style>
    <style:style style:name="T5" style:family="text">
      <style:text-properties officeooo:rsid="0018a5ef"/>
    </style:style>
    <style:style style:name="T6" style:family="text">
      <style:text-properties officeooo:rsid="00191f14"/>
    </style:style>
    <style:style style:name="T7" style:family="text">
      <style:text-properties officeooo:rsid="0019285b"/>
    </style:style>
    <style:style style:name="T8" style:family="text">
      <style:text-properties officeooo:rsid="001ab604"/>
    </style:style>
    <style:style style:name="T9" style:family="text">
      <style:text-properties officeooo:rsid="001cfd75"/>
    </style:style>
    <style:style style:name="T10" style:family="text">
      <style:text-properties officeooo:rsid="00216b95"/>
    </style:style>
    <style:style style:name="T11" style:family="text">
      <style:text-properties officeooo:rsid="0028d209"/>
    </style:style>
    <style:style style:name="T12" style:family="text">
      <style:text-properties officeooo:rsid="002917b0"/>
    </style:style>
    <style:style style:name="T13" style:family="text">
      <style:text-properties officeooo:rsid="002ab532"/>
    </style:style>
    <style:style style:name="T14" style:family="text">
      <style:text-properties officeooo:rsid="002abed1"/>
    </style:style>
    <style:style style:name="T15" style:family="text">
      <style:text-properties officeooo:rsid="002c3d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wörter</text:p>
      <text:p text:style-name="P1">Von „Einmal ist keinmal“</text:p>
      <text:p text:style-name="P1"/>
      <text:p text:style-name="P1"><text:span text:style-name="T1">3</text:span>)</text:p>
      <text:p text:style-name="Standard">Qual Mut boxen Pelz vom näher Börse über Kies Weiher saure Beute ehemals Tag Säle Boot Höhle ruhen wir fühlen Seife Haut läuten erfreulich fröhlich</text:p>
      <text:p text:style-name="Standard"/>
      <text:p text:style-name="P3">9)</text:p>
      <text:p text:style-name="P3">Efeu sauer Julius Neapel Schnee befreien vielerlei Erika Rio Poesie Aeolus Motto Padua Eigelb traurig Genua Eule verbessern Laterne Odem zusammen genehm sie im Mai unterdessen Gegner hebräisch mit seinesgleichen</text:p>
      <text:p text:style-name="P2"/>
      <text:p text:style-name="P2">15)</text:p>
      <text:p text:style-name="P2">Waschen keuchen Aula Hauch geizig jetzt irdisch vielleicht Zecher zuletzt <text:span text:style-name="T2">C</text:span>hile welches höhnisch ein bisschen auch jauchzend <text:span text:style-name="T2">A</text:span>ugen <text:span text:style-name="T2">O</text:span>nkel allein <text:span text:style-name="T2">S</text:span>chnitzer Erich infolge Uzwil sicher innig Eichel Austern zischen eignen St. Moritz ich Auerhahn ausserhalb nichts Zizers irgendwie Zugabe ausserhalb</text:p>
      <text:p text:style-name="P2"/>
      <text:p text:style-name="P2">21)</text:p>
      <text:p text:style-name="P2">Säcke öffnen Messer können Lippen Zwerg korrigieren Schnitt schwimmen Roggwil <text:span text:style-name="T3">P</text:span>addel Zoll Schwätzer mürrisch Ebbe Dummheit schwierig <text:span text:style-name="T3">F</text:span>insternis dankbar Widder zusammen der jüngste Spass wenn skizziert Linsen okkult geheim Pfarrer Gewinn Anker gesund Trümpfe winseln Schmarotzer korrekt</text:p>
      <text:p text:style-name="P2"/>
      <text:p text:style-name="P2">27)</text:p>
      <text:p text:style-name="P2"><text:span text:style-name="T4">l</text:span>eise organisch lästig Tribüne Gläser drohend also Karl Slowaken Schreiben Erklärung Kruste Wandlung Gespräch verschliessen beruhigen gelingt Eroberung selbständig erlöschen verriegeln unerreichbar Berlin solche geräumig Fremdling Pfropfen pflügen Erle erlaubt Vorrecht Mischling hingerissen</text:p>
      <text:p text:style-name="P2"/>
      <text:p text:style-name="P2">33)</text:p>
      <text:p text:style-name="P2">Gärtner amtlich haftbar Ortschaft kraftlos sportlich Zentner gesamthaft unachtsam Peitsche Funktion Wörtlein Bekanntschaft Aktionäre Häftling Bekenntnis freiheitlich Städte geheftet am weitesten Viertel beizeiten Quantität <text:span text:style-name="T5">K</text:span>entaur Textilien Karton Pantomime montieren Kartell Filter geweihtes berücksichtigen zweitens Verantwortung weiterhin Charakter geschicktes recht<text:span text:style-name="T8">|</text:span>zeitig Leitung Porto Partie Traktanden aktuell Agentur berichtet</text:p>
      <text:p text:style-name="P2"/>
      <text:p text:style-name="P2">39)</text:p>
      <text:p text:style-name="P2">Beliebt gerecht erlauscht vergriffen untätig urplötzlich entrüstet zergliedern antworte antiklerikal rückständig kontrollieren indiskret intervenieren beunruhigt vorgehabt <text:span text:style-name="T6">U</text:span>nion Misserfolg zuversichtlich unerwidert Zerstreutheit spionieren enteignet Initiative Rückerstattung unbeeindruckt interimistisch Antikörper </text:p>
      <text:p text:style-name="P2"/>
      <text:p text:style-name="P2">45)</text:p>
      <text:p text:style-name="P2">Bescheidenheit vergesslich Kameradschaft tug<text:span text:style-name="T7">e</text:span>ndhaft Einigkeit verbreitet Wachstum Nervosität unübersichtlich Freiheit Übelkeit allemal Fröhlichkeit Varietät Verschiedenheit niemand widerlich Scheusal Legalität Gesetzlichkeit ausziehbar wahrhaftig Bekanntschaft eigentümlich Seelein Heiterkeit Publizität wehrlos</text:p>
      <text:p text:style-name="P2"/>
      <text:p text:style-name="P2">51)</text:p>
      <text:p text:style-name="P7">Wander|lust fortrollen Ankertau auslesen Zucker|rohr dadurch Knie|hosen Federhalter Rechenschieber Leitmotiv hinterher Spitzmaschine Wörterbuch demnach Poebene Kaffeestube <text:soft-page-break/>Feuer|versicherung Hauptsache Industrie|verein Dachrinne Haifisch ohnehin dennoch Nichtigkeitsbeschwerde Wett|rennen erfolgreich treulos überdies Sonntagsblatt</text:p>
      <text:p text:style-name="P8">Zucker|rohr: how can you solve the „r|r“ problem in the middle ?! <text:span text:style-name="T10">(Problem: the two parts art treated as separate words ...)</text:span></text:p>
      <text:p text:style-name="P9">Feuer|versicherung: same problem ...</text:p>
      <text:p text:style-name="P10"/>
      <text:p text:style-name="P2">57)</text:p>
      <text:p text:style-name="P4">Training Klischee Chauffeur Detaillist Façon Reservoir Konfiserie Revue Computer overdrive ignorieren engagieren Nuance Courtage knock-out City Manager Cembalo mezzoforte Bouillon Beethoven New York Cäsar Beeler Max Reuthemann Yvonne Kurtz geahnt beehren unbeirrt fidel Kurt Gsell liest</text:p>
      <text:p text:style-name="P4"/>
      <text:p text:style-name="P4">62)</text:p>
      <text:p text:style-name="P4">Kritiker Paradies Manifest Klinik Eremit Pelikan Mathematik Rakete Purpur Manöver Schokolade Motor populär Holunder Makulatur Lexikon Komiker Pilatus Profil Moralist Kandidatur Episode Nikotin modernisieren Politiker kursiv Krokodil Musik Katalysator Notierung Pilot wehleidig Geschehnis hinterher Fliehkraft allmählich Bemühungen verzeiht ihm</text:p>
      <text:p text:style-name="P4"/>
      <text:p text:style-name="P4">66) <text:span text:style-name="T12">ohne Lösung ...</text:span></text:p>
      <text:p text:style-name="P4">Der Frieden zwischen den Sprachgemeinschaften in der Schweiz ist keine Selbstverständlichkeit. Nach wie vor ist der Bal<text:span text:style-name="T11">a</text:span>nceakt zwischen Schutz Förderung und Gleichberechtigung verschiedener Sprachen heikel. Die Sprachenfreiheit gewährleistet die Kommunikation zwischen den Menschen, welche die gleiche Sprache sprechen oder zumindest verstehen. Lange Zeit war die Sprachenfreiheit ein vom Bundesgericht anerkanntes ungeschriebenes Grundrecht. Selbst nicht mehr gesprochene Sprachen, Dialekte oder gar Geheimsprachen unterliegen dem Schutz des Grundrechtes. Geschütz ist jedes mögliche Kommunikationsmittel, mit dem man sich gegenüber anderen verständigen kann. So wird beispielsweise auch die Gehörlosensprache vom Schutzbereich der Sprachenfreiheit erfasst.</text:p>
      <text:p text:style-name="P4"/>
      <text:p text:style-name="P4">68)</text:p>
      <text:p text:style-name="P4">Risiko Fluor Eugen Türkei Algerien andauernd Ideologe Ignatius Loyola General Koalition Eiweiss Odem Zuoz erfreulich aktuell Tee wo Kybernetik Druckerei europäisch Athen Olympiade zweifach atemlos Boa je nachdem Studio Sämann Eilein Homöopath Pietät Zoo dreiseitig Ebene Herisau Ruine Theater homogen euer Haifisch</text:p>
      <text:p text:style-name="P4"/>
      <text:p text:style-name="P4">73) <text:span text:style-name="T13">keine Lösung</text:span></text:p>
      <text:p text:style-name="P4">Die Studierenden strömen in den Hörsaal. Sie setzen sich zielstrebig an den Platz, an dem sie schon am Vortag gesessen haben. Das verlieht wennigstens eienen Funken Scihcerhiet. Das einzige, was die Neulinge verbindet ist das gefühl, keinen Durchblick zu haben, gleichzeitig sich dies aber nicht anmerken zu lassen . Wenn die Dozierenden dann über Hunderte von Köpfen hinweg die Fülle des Wissenstoffes ausbreiten, schaut man interessiert verstehend, tauscht aber schon bald erste fragende Blicke untereinander aus. Man sitzt im selbern Boot und wagt das nächste mal , flüchtig bekannte Gesichter zu grüssen. Mit der Zeit kommt es zur Grüppchenbildung, man tastet sich aneinander heran. Gemeinsam geht die Suche nach Bibliothek, Hörsälen, Seminaren , sowie die Auseinandersetzung mit dem Lernstoff besser. Und amn merkt, dass den anderen auch nicht unbedingt alles so leicht fällt. Das ist ein beruhigendes Gefühl, denn im ersten Jahr an der UNiversität muss man erst mal den Cmapus-Boden unter den Füssen spären, bevor man sich auf dem Parkett der Wissenschaften zuröechtfinden udn sich dem Leistungsdruck stellen kann.</text:p>
      <text:p text:style-name="P4"/>
      <text:p text:style-name="P4">76)</text:p>
      <text:p text:style-name="P4">Schön Kürzung rech<text:span text:style-name="T14">n</text:span>en typisch Erz deutsche Au dennoch Vorsitz tuscheln Chemiker demzufolge automatisch Bericht Pritsche Morcheln Uzwil pauschal vielleicht R<text:span text:style-name="T14">e</text:span>izker Büchse Izmir Estrich ein frisches Ei erlöschen Eichendorff sch<text:span text:style-name="T14">e</text:span>lmisch zurecht Eschenz jauchzend Scherz Züchter <text:soft-page-break/>Schnorchel Scheich herzlich</text:p>
      <text:p text:style-name="P4"/>
      <text:p text:style-name="P4">80) <text:span text:style-name="T15">keine Lösung!</text:span></text:p>
      <text:p text:style-name="P4">Es gibt Erfindunge<text:span text:style-name="T15">n</text:span>, die wurden nicht als Erfindungen gross, sondern als Mitbringsel. Ein solches im wahrsten Sinne des Wortees sind die Luxemburgerli. Sie sind aus Luxemburg nach Zürich getragen worden, damals nur als Rezept im Kopf eines jungen Konditores, der bei der Confiserie Sprüngli am Paradeplatz ein Praktikum absolvierte. Heute werden 700 Kilogramm Luxemburgerli pro Tag produziert und hährlich millionenfach als Mitbringsel von Zürich aus über das ganze Land, ja sogar weltweit verbreitet. Die Patisserie-Pezialität ist zu einem Markenartikel geworden. Es handelt sich um Eischnee-Deckelchen, die mit Buttercrème in verschiedenen Aromen und Farbausprägungn gefüllt sind.</text:p>
      <text:p text:style-name="P4"/>
      <text:p text:style-name="P4">83)</text:p>
      <text:p text:style-name="P4">Tunnel Sippe Narr Zottel Kessel Akkord verwandt Tarasp Kaffee Ebbe skizziert Pflaume versch<text:span text:style-name="T15">w</text:span>iegen Hurrikan Roggen kämpfend geschminkt <text:span text:style-name="T15">S</text:span>pinnerei Künstler Öffnung Pudding verstehst <text:span text:style-name="T15">s</text:span>päter funkelnd Verzw<text:span text:style-name="T15">ei</text:span>flung Pfarrer mindestens wässerig mürrisch Schwamm <text:s/>P<text:span text:style-name="T9">e</text:span>ddigrohr Winkelmass Bunsenbrenner Löffelbagger Picknick Lammfell dereins<text:span text:style-name="T15">t</text:span> Zinssatz</text:p>
      <text:p text:style-name="P4"/>
      <text:p text:style-name="P4">--- <text:span text:style-name="T15">bis hier getestet ...</text:span></text:p>
      <text:p text:style-name="P4"/>
      <text:p text:style-name="P5">87)</text:p>
      <text:p text:style-name="P5">Die Ferienzeit zwingt Daheimgebliebene, sich neu zu orientieren. Wir stehen an der Bushaltestelle. Weit und breit kein Bus. Mit dem Beginn der Schulferien ist über Nacht der Ferienfahrplan in Kraft getreten. Der Bus ist nur einer von mehreren klienen Hinweisen darauf, dass eine andere Zeitrechnung begonnen hat. Am Tag vier der neuen Zeitrechnung macht unsere Stammbeiz wegen Betriebsferien dicht. Bei der Quartierbäckerei sind die Rolläden heruntergelassen. Auch am Schalter des Rathauses brennen wir an. Eine Notiz orientiert uns über reduzierte Öffnungszeiten. Die Bibliothek hat ihre Präsenzzeicht ebenfalls eingeschränkt und der Velomechaniker lässt uns ferienhalber mit einem platten Reifen allein. Es sinde kleine Selbstverständlichkeiten des Alltags, auf dei wir plötzlich nicht mehr vertrauen können.</text:p>
      <text:p text:style-name="P5"/>
      <text:p text:style-name="P5">90)</text:p>
      <text:p text:style-name="P5">Frosch Schlage zerlegt Kredit englisch Streit Drechsler furchtlos hungrig Franklin vorrechnen beurlaubt Sportler illustriert Kreml Zentrum Slalom Fabrik Scharlach fortreisen Günstling inbegriffen edle Heinrich Bächlein vorgehabt Chronometer Splügen Amriswil gepflastert wässrig Pfifferling Predigt Vorverkauf Däumling Schraube. </text:p>
      <text:p text:style-name="P5"/>
      <text:p text:style-name="P5">94) Cornets wurden früher in kleinen Gläsern SErviert. Dies stellte die Eisverkäufer vor verschiedene Probleme. Einerseits kamen sie mit dem Abwaschen nicht nach, sodass die Hygiene darunter litt. Andererseits gingen täglich eine gewisse Anzahl Gläser verloren oder zu Bruch. Später wurden die Feinen Glaces aus Papierüten heraus gegessen. Die Papiertüten lösten zwar die bisherigen Probleme, sahen aber bedeutend weniger appetitlich aus. Um die Erfindung des eigentlichen Cornets, d.h. jenes mit der essbaren Waffel, streiten sich noch heute viele Historiker.</text:p>
      <text:p text:style-name="P5"/>
      <text:p text:style-name="P6">97)</text:p>
      <text:p text:style-name="P6">Hauptmann Häuptling praktisch Oktan Zentner taktlos Konjunktur sportlich Toronto wichtig Inspektor gescheitert Städtlein Bekanntschaft Disentis Arterien Quantität berichtet Optik geordnetes Verhältnis amortisieren Funktionär Orthografie mehrheitlich Aktualitäten geehrtes Leiter Chianti konzentriert Schrfittum eitel der Geschickteste einfältig.</text:p>
      <text:p text:style-name="P6"/>
      <text:p text:style-name="P6">101)</text:p>
      <text:p text:style-name="P6">Glas ist ein relativ junger Baustoff. Die Verädnerungen aber, die er in der modernen Architektur <text:soft-page-break/>bewirkt hat, sind immens. Schon die Rämer kannten den Wert des Gemischs aus Quarzsand, Kalk und Soda oder Pottasche (Kaliumkarbonat). Bis weit ins 19. Jahrhundert hinein galt Glas als Luxusbaustoff der Reichen, der hoch besteuert wurde. Flaches Fensterglass liess sich erstmals Ende des 17. Jahrhunderts in Frankreich herstellen. Heute produziert die Glasindustrie eine eindrückliche Palette verschiedenster Glasarten. Damit sind massive FAssaden zu durchscheinenden Gebäudehüllen geworden. Die rund 2000 Jahre alte Glasmacherpfeife war die erste Technologie, mit der sich Glas in die Form fester Scheiben bringen liess; und noch immer presst man bei der Herstellung von Glasbausteinen und Prismengläsern die weiche Glasmasse in Formen. </text:p>
      <text:p text:style-name="P6"/>
      <text:p text:style-name="P6">104)</text:p>
      <text:p text:style-name="P6">Beruf geöffnet Kontigent interpretieren Ungeheuer erzwungen Antlitz Zermatt verzichten Urabstimmung konisch Initiative entrüstet indem Antichrist berückend Zerwürfnis Eitelkeit Union Geografie Inhaber Legionär urpsünglich Konserven zerrücttet Interjektion antik gerinnen Entwicklung beunruhigt Intereur Urs.</text:p>
      <text:p text:style-name="P6"/>
      <text:p text:style-name="P6">108)</text:p>
      <text:p text:style-name="P6">Ein Papierbogen gegen das LIcht gehalten sieht aus wie die Oberfläche einer Wolke. Manche Bereiche sind etwas dunkler, andere etwas heller. Das kommt daher, dass das Papier nicht überall gleich dick ist. Bereits einige Fasern weniger bedeutet, dass lokal mehr Licht hindurchscheint. Genau nach deisem Prinzip funktionieren Wasserzeichen. Bei der einfachsten Variante wird ein dünner Dratht zu einer flachen Figur geboten und auf dem Schöpfsieb befestigt. Auf diesem bleiben die Fasern im Normalfall gleichmässig liegen. Doch wo der Draht den Platz einnimmt, wird der Bogen etwas dünner und lässt mehr Licht durchfallen. Der Abdruck der Drahtfigur erscheint als helle Zeichnung, die darum auch Licht-Wasserzeichen genannt wird. Komplizierter wird die Sache bei anspruchsvollen Motiven mit feinen Abstufungen von Licht und Schatten.</text:p>
      <text:p text:style-name="P6"/>
      <text:p text:style-name="P6">111) </text:p>
      <text:p text:style-name="P6">Gefährlich wahrhaftig Rohling bIstum Pünkltichkeit niemals Gewissheit Bereitschaft Datum Kundschaft zwiespältig Gemeinheit mühselig Solidarität Einsamkeit Geschäft jählings Christentum Ehrenhaftigkeit Publizität Magnet Beschränktheit ehelich Hoheit Orstchäftchen Hölderlin Ungetüm verzichtet Rehlein gedeilich unabsehbar wehrlos sogar Formalitäten Gerechtigkeit</text:p>
      <text:p text:style-name="P6"/>
      <text:p text:style-name="P6">115)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uege </meta:initial-creator>
    <meta:creation-date>2018-08-16T11:46:50.813540880</meta:creation-date>
    <dc:date>2018-08-17T16:58:56.215153195</dc:date>
    <dc:creator>smuege </dc:creator>
    <meta:editing-duration>PT5H29M21S</meta:editing-duration>
    <meta:editing-cycles>26</meta:editing-cycles>
    <meta:generator>LibreOffice/4.2.8.2$Linux_X86_64 LibreOffice_project/420m0$Build-2</meta:generator>
    <meta:document-statistic meta:table-count="0" meta:image-count="0" meta:object-count="0" meta:page-count="4" meta:paragraph-count="55" meta:word-count="1479" meta:character-count="11478" meta:non-whitespace-character-count="10048"/>
  </office:meta>
</office:document-meta>
</file>